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a0d12" officeooo:paragraph-rsid="001a0d12" style:font-size-asian="14pt" style:font-size-complex="14pt"/>
    </style:style>
    <style:style style:name="P2" style:family="paragraph" style:parent-style-name="Standard">
      <style:paragraph-properties fo:text-align="center" style:justify-single-word="false"/>
      <style:text-properties fo:font-size="14pt" officeooo:rsid="001a3c31" officeooo:paragraph-rsid="001a3c31" style:font-size-asian="14pt" style:font-size-complex="14pt"/>
    </style:style>
    <style:style style:name="T1" style:family="text">
      <style:text-properties officeooo:rsid="001b574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e société peut-elle et doit-elle se passer de religion ?</text:p>
      <text:p text:style-name="P1"/>
      <text:p text:style-name="P2">D’aprés rousseau une société pourrait se passer de religion parce qu’il dit “les dogmes de cette religion n’intéressent ni l’état ni ses membres”, mais il est préférable que les citoyens d’une société ait une religion car il pense qu’il importe à l’état que chaque citoyens ait une religion qui lui fasse aimer ses devoir. <text:span text:style-name="T1">Donc rousseau pense qu’une société ne devrait pas se passer d’une religion parce qu’une religion permettrait d’être un bon citoye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7T08:07:58.014987540</meta:creation-date>
    <meta:generator>LibreOffice/7.5.0.3$Linux_X86_64 LibreOffice_project/50$Build-3</meta:generator>
    <dc:date>2023-02-17T08:21:54.263816283</dc:date>
    <meta:editing-duration>PT13M57S</meta:editing-duration>
    <meta:editing-cycles>3</meta:editing-cycles>
    <meta:document-statistic meta:table-count="0" meta:image-count="0" meta:object-count="0" meta:page-count="1" meta:paragraph-count="2" meta:word-count="84" meta:character-count="512" meta:non-whitespace-character-count="430"/>
  </office:meta>
</office:document-meta>
</file>